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54418" officeooo:paragraph-rsid="00154418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54418"/>
    </style:style>
    <style:style style:name="P3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officeooo:rsid="00154418" officeooo:paragraph-rsid="00154418" style:font-weight-asian="bold" style:font-weight-complex="bold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Liberation Serif" fo:font-size="12pt" officeooo:paragraph-rsid="00154418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54418" officeooo:paragraph-rsid="00154418" style:font-size-asian="12pt" style:font-weight-asian="bold" style:font-size-complex="12pt" style:font-weight-complex="bold"/>
    </style:style>
    <style:style style:name="P6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54418" officeooo:paragraph-rsid="00154418" style:font-size-asian="12pt" style:font-weight-asian="bold" style:font-size-complex="12pt" style:font-weight-complex="bold"/>
    </style:style>
    <style:style style:name="P7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54418" officeooo:paragraph-rsid="0016a5a7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54418" officeooo:paragraph-rsid="00154418" style:font-size-asian="12pt" style:font-weight-asian="bold" style:font-size-complex="12pt" style:font-weight-complex="bold"/>
    </style:style>
    <style:style style:name="P9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6a5a7" officeooo:paragraph-rsid="0016a5a7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6a5a7" officeooo:paragraph-rsid="0016a5a7" style:font-size-asian="12pt" style:font-weight-asian="bold" style:font-size-complex="12pt" style:font-weight-complex="bold"/>
    </style:style>
    <style:style style:name="P11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154418" officeooo:paragraph-rsid="00154418" style:font-size-asian="12pt" style:font-weight-asian="normal" style:font-size-complex="12pt" style:font-weight-complex="normal"/>
    </style:style>
    <style:style style:name="P12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16a5a7" officeooo:paragraph-rsid="0016a5a7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54418" style:font-weight-asian="normal" style:font-weight-complex="normal"/>
    </style:style>
    <style:style style:name="T3" style:family="text">
      <style:text-properties style:text-underline-style="none" fo:font-weight="normal" officeooo:rsid="0016a5a7" style:font-weight-asian="normal" style:font-weight-complex="normal"/>
    </style:style>
    <style:style style:name="T4" style:family="text">
      <style:text-properties style:text-underline-style="none" fo:font-weight="normal" officeooo:rsid="001719c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officeooo:rsid="00154418" style:font-weight-asian="bold" style:font-weight-complex="bold"/>
    </style:style>
    <style:style style:name="T6" style:family="text">
      <style:text-properties officeooo:rsid="0016a5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PROJET PROGRAMMATION WEB</text:span></text:p>
      <text:p text:style-name="P3">Banque de données d'une librairie <text:span text:style-name="T6">scolaire</text:span></text:p>
      <text:p text:style-name="P5"/>
      <text:list xml:id="list8677416293563045480" text:style-name="L1">
        <text:list-item>
          <text:p text:style-name="P4"><text:span text:style-name="T2">Un visiteur doit s'identifier sur le site</text:span></text:p>
          <text:p text:style-name="P4"><text:span text:style-name="T2"/></text:p>
        </text:list-item>
        <text:list-item>
          <text:p text:style-name="P11"><text:span text:style-name="T1">Les utilisateurs sont répartis entre administrateurs et utilisateurs</text:span></text:p>
          <text:p text:style-name="P1"><text:span text:style-name="T1"/></text:p>
        </text:list-item>
        <text:list-item>
          <text:p text:style-name="P11">Un visiteur non inscrit peut créer un compte, mais il doit être activé par un administrateur</text:p>
          <text:p text:style-name="P12"/>
        </text:list-item>
        <text:list-item>
          <text:p text:style-name="P12">Lorsqu'un administrateur valide un compte, un mail est envoyé au détentaire du compte avec le récapitulatif de ses identifiants</text:p>
          <text:p text:style-name="P11"/>
        </text:list-item>
        <text:list-item>
          <text:p text:style-name="P6"><text:span text:style-name="T1">Tous les visiteurs identifiés ont accès à la liste des ouvrages et leur disponibilité d'emprunt</text:span></text:p>
          <text:p text:style-name="P6"><text:span text:style-name="T1"/></text:p>
        </text:list-item>
        <text:list-item>
          <text:p text:style-name="P7"><text:span text:style-name="T3">Un administrateur à accès à la liste des utilisateurs</text:span></text:p>
          <text:p text:style-name="P9"><text:span text:style-name="T1"/></text:p>
        </text:list-item>
        <text:list-item>
          <text:p text:style-name="P7"><text:span text:style-name="T1">Un administrateur à la possibilité de révoquer les accès d'un utilisateur</text:span></text:p>
          <text:p text:style-name="P6"/>
        </text:list-item>
        <text:list-item>
          <text:p text:style-name="P7"><text:span text:style-name="T1">Un administrateur peut ajouter une œuvre à la bibliothèque</text:span></text:p>
          <text:p text:style-name="P7"/>
        </text:list-item>
        <text:list-item>
          <text:p text:style-name="P6"><text:span text:style-name="T1">Un utilisateur ne peut réserver que 3 ouvrages simultanément</text:span></text:p>
          <text:p text:style-name="P6"><text:span text:style-name="T1"/></text:p>
        </text:list-item>
        <text:list-item>
          <text:p text:style-name="P6"><text:span text:style-name="T1">Un ouvrage étant emprunté/non emprunté est marqué comme étant «indisponible»/«disponible»</text:span></text:p>
        </text:list-item>
      </text:list>
      <text:p text:style-name="P8"/>
      <text:list xml:id="list132003079953023" text:continue-numbering="true" text:style-name="L1">
        <text:list-item>
          <text:p text:style-name="P6"><text:span text:style-name="T1">Un ouvrage ne peut être emprunté que si un administrateur l'a marqué comme «disponible»</text:span></text:p>
          <text:p text:style-name="P9"><text:span text:style-name="T1"/></text:p>
        </text:list-item>
        <text:list-item>
          <text:p text:style-name="P9"><text:span text:style-name="T1">Un ouvrage est constitué d'un synopsis, d'une couverture, d'un ou plusieurs genre, d'un auteur et d'une date de parution</text:span></text:p>
          <text:p text:style-name="P9"><text:span text:style-name="T1"/></text:p>
        </text:list-item>
        <text:list-item>
          <text:p text:style-name="P9"><text:span text:style-name="T1">Un ouvrage possède une page dédiée contenant </text:span><text:span text:style-name="T4">sa disponibilité et ses informations</text:span></text:p>
          <text:p text:style-name="P9"><text:span text:style-name="T1"/></text:p>
        </text:list-item>
        <text:list-item>
          <text:p text:style-name="P9"><text:span text:style-name="T1">La page d'acceuil du site présente le dernier ouvrage ajouté, des nouvelles sur des événements, des annonces…, et un système de recherche par ordre alphabétique/genre/date de parution</text:span></text:p>
        </text:list-item>
      </text:list>
      <text:p text:style-name="P10"><text:span text:style-name="T1"/></text:p>
      <text:list xml:id="list132001997376791" text:continue-numbering="true" text:style-name="L1">
        <text:list-item>
          <text:p text:style-name="P9"><text:span text:style-name="T1">La page d'accueil permet d'accéder à la liste des ouvrages, de cherher une œuvre ou de demander l'affichage d'une œuvre sélectionnée au hasard</text:span></text:p>
        </text:list-item>
      </text:list>
      <text:p text:style-name="P10"><text:span text:style-name="T1"/></text:p>
      <text:list xml:id="list132001723515002" text:continue-numbering="true" text:style-name="L1">
        <text:list-item>
          <text:p text:style-name="P9"><text:span text:style-name="T1">Un utilisateur est un visiteur identifié</text:span></text:p>
        </text:list-item>
      </text:list>
      <text:p text:style-name="P10"><text:span text:style-name="T1"/></text:p>
      <text:list xml:id="list132003339943317" text:continue-numbering="true" text:style-name="L1">
        <text:list-item>
          <text:p text:style-name="P9"><text:span text:style-name="T1">Un utilisateur ne peut pas s'inscrire</text:span></text:p>
        </text:list-item>
      </text:list>
      <text:p text:style-name="P10"><text:span text:style-name="T1"/></text:p>
      <text:list xml:id="list132003306008824" text:continue-numbering="true" text:style-name="L1">
        <text:list-item>
          <text:p text:style-name="P9"><text:span text:style-name="T1">Pour s'inscrire un visiteur doit préciser son nom, son prénom, son année d'étude, et son addresse email</text:span></text:p>
          <text:p text:style-name="P9"><text:span text:style-name="T1"/></text:p>
        </text:list-item>
        <text:list-item>
          <text:p text:style-name="P9"><text:span text:style-name="T1">Un utilisateur peut noter un ouvrage et ajouter des commentaires</text:span></text:p>
        </text:list-item>
      </text:list>
      <text:p text:style-name="P10"><text:span text:style-name="T1"/></text:p>
      <text:list xml:id="list132003222195026" text:continue-numbering="true" text:style-name="L1">
        <text:list-item>
          <text:p text:style-name="P9"><text:span text:style-name="T1">Un administrateur peut supprimer des commentaires si il les juge inaproprié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7T13:20:01.296228521</dc:date>
    <meta:document-statistic meta:table-count="0" meta:image-count="0" meta:object-count="0" meta:page-count="1" meta:paragraph-count="35" meta:word-count="300" meta:character-count="1788" meta:non-whitespace-character-count="1543"/>
    <meta:generator>LibreOffice/4.2.8.2$Linux_X86_64 LibreOffice_project/420m0$Build-2</meta:generator>
  </office:meta>
</office:document-meta>
</file>